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Laksaman" svg:font-family="Laksa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ksaman" fo:font-weight="bold" officeooo:rsid="00112f87" officeooo:paragraph-rsid="00112f87" style:font-weight-asian="bold" style:font-weight-complex="bold"/>
    </style:style>
    <style:style style:name="P2" style:family="paragraph" style:parent-style-name="Standard">
      <style:text-properties style:font-name="Laksaman" fo:font-weight="bold" officeooo:rsid="00132917" officeooo:paragraph-rsid="0013291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impudent</text:p>
      <text:p text:style-name="P2"/>
      <text:p text:style-name="P2"><text:s/>Not showing due respect for another person; impertinent.</text:p>
      <text:p text:style-name="P2"/>
      <text:p text:style-name="P2">Examples: </text:p>
      <text:p text:style-name="P2"/>
      <text:p text:style-name="P2">‘he could have strangled this impudent upstart’</text:p>
      <text:p text:style-name="P2"/>
      <text:p text:style-name="P2">‘True, it was innovative and his talent unquestionable; but still there was a feeling among many that such a fresh and impudent style may be better employed elsewhere.’</text:p>
      <text:p text:style-name="P2"/>
      <text:p text:style-name="P2">‘I glared at her, not caring if she thought me rude or impudent.’</text:p>
      <text:p text:style-name="P2"/>
      <text:p text:style-name="P2">‘Sundarar, on the other hand, is impudent, and addresses the Lord with pert familiarity.’</text:p>
      <text:p text:style-name="P2"/>
      <text:p text:style-name="P2">‘De Sica's fifth film was not a financial success, however, and its negative reception was in part engineered by those who saw it as an impudent criticism of Italian morality.’</text:p>
      <text:p text:style-name="P2"/>
      <text:p text:style-name="P2">‘Does this impudent, dishonourable journalist think he is the equal of Tolstoy, physically, intellectually, artistically, or morally?’</text:p>
      <text:p text:style-name="P2"/>
      <text:p text:style-name="P2">Related Forms: </text:p>
      <text:p text:style-name="P2"/>
      <text:p text:style-name="P2">im·pu·dent·ly, adverb</text:p>
      <text:p text:style-name="P2">im·pu·dent·ness, noun</text:p>
      <text:p text:style-name="P2"><text:soft-page-break/>imprudent impudent</text:p>
      <text:p text:style-name="P2">impudently, adverb</text:p>
      <text:p text:style-name="P2">impudentness, noun</text:p>
      <text:p text:style-name="P2"/>
      <text:p text:style-name="P2">French: </text:p>
      <text:p text:style-name="P2"/>
      <text:p text:style-name="P2">brazen</text:p>
      <text:p text:style-name="P2"/>
      <text:p text:style-name="P2">2. audacity</text:p>
      <text:p text:style-name="P2"/>
      <text:p text:style-name="P2">1 A willingness to take bold risks.</text:p>
      <text:p text:style-name="P2"/>
      <text:p text:style-name="P2">Examples: </text:p>
      <text:p text:style-name="P2"/>
      <text:p text:style-name="P2">‘he whistled at the sheer audacity of the plan’</text:p>
      <text:p text:style-name="P2"/>
      <text:p text:style-name="P2">‘I think the faculty was more impressed by my adventurous spirit and audacity than my celestial beauty in that performance!’</text:p>
      <text:p text:style-name="P2"/>
      <text:p text:style-name="P2">‘And it's ten times worse if somebody learns that I've got a website and has the sheer audacity to actually ask for the URL.’</text:p>
      <text:p text:style-name="P2"/>
      <text:p text:style-name="P2">‘An amazing scheme - both for it's simplicity and sheer audacity.’</text:p>
      <text:p text:style-name="P2"/>
      <text:p text:style-name="P2">‘Only now has the sheer scale and audacity of the operation become clear.’</text:p>
      <text:p text:style-name="P2"/>
      <text:p text:style-name="P2">‘Sometimes, you just have to step back and admire the sheer audacity of these guys.’</text:p>
      <text:p text:style-name="P2"><text:soft-page-break/></text:p>
      <text:p text:style-name="P2">2 Rude or disrespectful behaviour; impudence.</text:p>
      <text:p text:style-name="P2"/>
      <text:p text:style-name="P2">Examples: </text:p>
      <text:p text:style-name="P2"/>
      <text:p text:style-name="P2">‘she had the audacity to suggest I'd been carrying on with him’</text:p>
      <text:p text:style-name="P2"/>
      <text:p text:style-name="P2">‘Once again he was lambasted and mocked when he had the audacity to put forward a logical explanation.’</text:p>
      <text:p text:style-name="P2"/>
      <text:p text:style-name="P2">‘She then had the audacity to allege that I had exaggerated the truth in order to win a government grant of 750,000 to improve road safety.’</text:p>
      <text:p text:style-name="P2"/>
      <text:p text:style-name="P2">‘I can't believe that person actually had the audacity to say something like that.’</text:p>
      <text:p text:style-name="P2"/>
      <text:p text:style-name="P2">‘One of the bars even had the audacity to display a trading certificate in the place where the licence should have been placed.’</text:p>
      <text:p text:style-name="P2"/>
      <text:p text:style-name="P2">‘And some little pipsqueak of a lawyer somewhere has had the audacity to question this award.’</text:p>
      <text:p text:style-name="P2"/>
      <text:p text:style-name="P2">Related Forms: </text:p>
      <text:p text:style-name="P2"/>
      <text:p text:style-name="P2"/>
      <text:p text:style-name="P2">French: </text:p>
      <text:p text:style-name="P2"/>
      <text:p text:style-name="P2">audace</text:p>
      <text:p text:style-name="P2"/>
      <text:p text:style-name="P2"><text:soft-page-break/>3. pertinent</text:p>
      <text:p text:style-name="P2"/>
      <text:p text:style-name="P2"><text:s/>Relevant or applicable to a particular matter; apposite.</text:p>
      <text:p text:style-name="P2"/>
      <text:p text:style-name="P2">Examples: </text:p>
      <text:p text:style-name="P2"/>
      <text:p text:style-name="P2">‘she asked me a lot of very pertinent questions’</text:p>
      <text:p text:style-name="P2"/>
      <text:p text:style-name="P2">‘practitioners must consider all factors pertinent to a situation’</text:p>
      <text:p text:style-name="P2"/>
      <text:p text:style-name="P2">‘The accused's attention will no doubt be drawn to any relevant and pertinent questions asked at interview.’</text:p>
      <text:p text:style-name="P2"/>
      <text:p text:style-name="P2">‘There is one more thing I want to say, about a matter that is pertinent to that.’</text:p>
      <text:p text:style-name="P2"/>
      <text:p text:style-name="P2">‘That, I'll concede, makes it at least slightly pertinent to the subject matter.’</text:p>
      <text:p text:style-name="P2"/>
      <text:p text:style-name="P2">‘Yet it's the kind of question that really is pertinent in all the circumstances.’</text:p>
      <text:p text:style-name="P2"/>
      <text:p text:style-name="P2">Related Forms: </text:p>
      <text:p text:style-name="P2"/>
      <text:p text:style-name="P2">per·ti·nence, per·ti·nen·cy, noun</text:p>
      <text:p text:style-name="P2">per·ti·nent·ly, adverb</text:p>
      <text:p text:style-name="P2">non·per·ti·nence, noun</text:p>
      <text:p text:style-name="P2">non·per·ti·nen·cy, noun</text:p>
      <text:p text:style-name="P2">non·per·ti·nent, adjective</text:p>
      <text:p text:style-name="P2">non·per·ti·nent·ly, adverb</text:p>
      <text:p text:style-name="P2">un·per·ti·nent, adjective</text:p>
      <text:p text:style-name="P2"><text:soft-page-break/>un·per·ti·nent·ly, adverb</text:p>
      <text:p text:style-name="P2">pertinence, noun</text:p>
      <text:p text:style-name="P2">pertinently, adverb</text:p>
      <text:p text:style-name="P2"/>
      <text:p text:style-name="P2">French: </text:p>
      <text:p text:style-name="P2"/>
      <text:p text:style-name="P2">relevant</text:p>
      <text:p text:style-name="P2">appropriate</text:p>
      <text:p text:style-name="P2">pertinent</text:p>
      <text:p text:style-name="P2">useful</text:p>
      <text:p text:style-name="P2">fitting</text:p>
      <text:p text:style-name="P2">judicious</text:p>
      <text:p text:style-name="P2">apt</text:p>
      <text:p text:style-name="P2">sensible</text:p>
      <text:p text:style-name="P2">pertinent</text:p>
      <text:p text:style-name="P2"/>
      <text:p text:style-name="P2">4. impertinent</text:p>
      <text:p text:style-name="P2"/>
      <text:p text:style-name="P2">1 Not showing proper respect; rude.</text:p>
      <text:p text:style-name="P2"/>
      <text:p text:style-name="P2">Examples: </text:p>
      <text:p text:style-name="P2"/>
      <text:p text:style-name="P2">‘an impertinent question’</text:p>
      <text:p text:style-name="P2"/>
      <text:p text:style-name="P2">‘They can ask us the most impertinent or rude questions but, obviously, we cannot ask, hint at or even think about anything approaching the same.’</text:p>
      <text:p text:style-name="P2"/>
      <text:p text:style-name="P2"><text:soft-page-break/>‘The waiter was brusque to the point of being rude and impertinent, messed up the orders and was not particularly responsive.’</text:p>
      <text:p text:style-name="P2"/>
      <text:p text:style-name="P2">‘I suppose you think I'm rude and impertinent, barging in here and insisting I knew you.’</text:p>
      <text:p text:style-name="P2"/>
      <text:p text:style-name="P2">‘He deals very well with even the most impertinent questions.’</text:p>
      <text:p text:style-name="P2"/>
      <text:p text:style-name="P2">‘One shouldn't ask such impertinent questions.’</text:p>
      <text:p text:style-name="P2"/>
      <text:p text:style-name="P2">2 Not pertinent to a particular matter; irrelevant.</text:p>
      <text:p text:style-name="P2"/>
      <text:p text:style-name="P2">Examples: </text:p>
      <text:p text:style-name="P2"/>
      <text:p text:style-name="P2">‘talk of ‘rhetoric’ and ‘strategy’ is impertinent to this process’</text:p>
      <text:p text:style-name="P2"/>
      <text:p text:style-name="P2">‘However the compilation fits together so seamlessly that it would be rather impertinent to keep on discussing individual items.’</text:p>
      <text:p text:style-name="P2"/>
      <text:p text:style-name="P2">‘It is so frustrating that the bleached images of the alien world are so ruggedly handsome and so unjustified and impertinent to the plot at the same time.’</text:p>
      <text:p text:style-name="P2"/>
      <text:p text:style-name="P2">‘The students believed that the goal of their required first-year course was to improve their writing, and for that reason my effort to pose writing as a subject of analysis was misguided at best and at worst impertinent and irrelevant.’</text:p>
      <text:p text:style-name="P2"/>
      <text:p text:style-name="P2">‘There are in these uninterrupted hundred minutes valuable insights, humorous anecdotes, pertinent and impertinent asides.’</text:p>
      <text:p text:style-name="P2"><text:soft-page-break/></text:p>
      <text:p text:style-name="P2">‘A couple of years ago a bunch of them sat through a four-hour meeting with yours truly and answered a whole lot of questions, both pertinent and impertinent.’</text:p>
      <text:p text:style-name="P2"/>
      <text:p text:style-name="P2">Related Forms: </text:p>
      <text:p text:style-name="P2"/>
      <text:p text:style-name="P2">im·per·ti·nent·ly, adverb</text:p>
      <text:p text:style-name="P2">im·per·ti·nent·ness, noun</text:p>
      <text:p text:style-name="P2">un·im·per·ti·nent, adjective</text:p>
      <text:p text:style-name="P2">un·im·per·ti·nent·ly, adverb</text:p>
      <text:p text:style-name="P2">impertinently, adverb</text:p>
      <text:p text:style-name="P2"/>
      <text:p text:style-name="P2">French: </text:p>
      <text:p text:style-name="P2"/>
      <text:p text:style-name="P2">impertinent</text:p>
      <text:p text:style-name="P2">brash</text:p>
      <text:p text:style-name="P2">impertinent</text:p>
      <text:p text:style-name="P2"/>
      <text:p text:style-name="P2">5. vacillate</text:p>
      <text:p text:style-name="P2"/>
      <text:p text:style-name="P2"><text:s/>Waver between different opinions or actions; be indecisive.</text:p>
      <text:p text:style-name="P2"/>
      <text:p text:style-name="P2">Examples: </text:p>
      <text:p text:style-name="P2"/>
      <text:p text:style-name="P2">‘I vacillated between teaching and journalism’</text:p>
      <text:p text:style-name="P2"/>
      <text:p text:style-name="P2">‘Since the time of his death informed opinion has vacillated between near universal confidence in his guilt and passionate attempts to exonerate him.’</text:p>
      <text:p text:style-name="P2"><text:soft-page-break/></text:p>
      <text:p text:style-name="P2">‘However, years of indecisiveness have left the company vacillating between a differentiation strategy and that of being a cost leader.’</text:p>
      <text:p text:style-name="P2"/>
      <text:p text:style-name="P2">‘Ask her for an opinion, and she'll give it to you without any hesitation or attempts to vacillate.’</text:p>
      <text:p text:style-name="P2"/>
      <text:p text:style-name="P2">‘Certainly, public opinion of the royals has vacillated so much over the past couple of decades that anything is possible.’</text:p>
      <text:p text:style-name="P2"/>
      <text:p text:style-name="P2">‘He has vacillated between contradictory approaches to leadership: realism and idealism.’</text:p>
      <text:p text:style-name="P2"/>
      <text:p text:style-name="P2">Related Forms: </text:p>
      <text:p text:style-name="P2"/>
      <text:p text:style-name="P2">vac·il·la·tor, noun</text:p>
      <text:p text:style-name="P2">vacillation, noun</text:p>
      <text:p text:style-name="P2">vacillator, noun</text:p>
      <text:p text:style-name="P2"/>
      <text:p text:style-name="P2">French: </text:p>
      <text:p text:style-name="P2"/>
      <text:p text:style-name="P2">NULL</text:p>
      <text:p text:style-name="P2"/>
      <text:p text:style-name="P2">6. bold</text:p>
      <text:p text:style-name="P2"/>
      <text:p text:style-name="P2">1 (of a person, action, or idea) showing a willingness to take risks; confident and courageous.</text:p>
      <text:p text:style-name="P2"/>
      <text:p text:style-name="P2"><text:soft-page-break/>Examples: </text:p>
      <text:p text:style-name="P2"/>
      <text:p text:style-name="P2">‘a bold attempt to solve the crisis’</text:p>
      <text:p text:style-name="P2"/>
      <text:p text:style-name="P2">‘no journalist was bold enough to take on the Prime Minister’</text:p>
      <text:p text:style-name="P2"/>
      <text:p text:style-name="P2">‘Andreu, one of the world's leading experts in airport design, has been praised for the exceptional engineering which allows his bold ideas to come to life.’</text:p>
      <text:p text:style-name="P2"/>
      <text:p text:style-name="P2">‘To say it is a bold idea is not to say that it's new.’</text:p>
      <text:p text:style-name="P2"/>
      <text:p text:style-name="P2">‘His job has been to head a congregation whose assignment is not to generate new and bold ideas, but to preserve the integrity of the tradition of the church.’</text:p>
      <text:p text:style-name="P2"/>
      <text:p text:style-name="P2">‘I have the experience and I have the bold ideas that I think people can get really excited about in this campaign.’</text:p>
      <text:p text:style-name="P2"/>
      <text:p text:style-name="P2">1.1 (of a person or their manner) so confident as to be impudent or presumptuous.</text:p>
      <text:p text:style-name="P2"/>
      <text:p text:style-name="P2">Examples: </text:p>
      <text:p text:style-name="P2"/>
      <text:p text:style-name="P2">‘she tossed him a bold look’</text:p>
      <text:p text:style-name="P2"/>
      <text:p text:style-name="P2">‘No man's Mercedes is safe; the thieves are so bold they'll make off with your vintage automobile with a forklift.’</text:p>
      <text:p text:style-name="P2"/>
      <text:p text:style-name="P2">‘With a shrug, Lenore plopped down on the tiny chair of her table, crossing her legs in a bold manner.’</text:p>
      <text:p text:style-name="P2"><text:soft-page-break/></text:p>
      <text:p text:style-name="P2">‘I believe that such feelings will not be considered bold presumption but an act of love.’</text:p>
      <text:p text:style-name="P2"/>
      <text:p text:style-name="P2">‘Whatever bold words she wished to say to her would have to remain behind a careful mouth.’</text:p>
      <text:p text:style-name="P2"/>
      <text:p text:style-name="P2">‘Raven doubted that any woman had ever been this bold with him before.’</text:p>
      <text:p text:style-name="P2"/>
      <text:p text:style-name="P2">1.2 (especially of a child) naughty; badly behaved.</text:p>
      <text:p text:style-name="P2"/>
      <text:p text:style-name="P2">Examples: </text:p>
      <text:p text:style-name="P2"/>
      <text:p text:style-name="P2">‘I slapped him when he was bold’</text:p>
      <text:p text:style-name="P2"/>
      <text:p text:style-name="P2">‘Like a bold boy at a children's party, he still insists on being the centre of attention even though it's not his birthday.’</text:p>
      <text:p text:style-name="P2"/>
      <text:p text:style-name="P2">2 (of a colour, design, or shape) having a strong, vivid, or clear appearance.</text:p>
      <text:p text:style-name="P2"/>
      <text:p text:style-name="P2">Examples: </text:p>
      <text:p text:style-name="P2"/>
      <text:p text:style-name="P2">‘a coat with bold polka dots’</text:p>
      <text:p text:style-name="P2"/>
      <text:p text:style-name="P2">‘Utzon's interior design was characterised by bold colours and fantastic shapes.’</text:p>
      <text:p text:style-name="P2"/>
      <text:p text:style-name="P2">‘There is less intricacy of detail, and the bold lines and strong colours relate them to North Indian folk art.’</text:p>
      <text:p text:style-name="P2"><text:soft-page-break/></text:p>
      <text:p text:style-name="P2">‘They are like cartoons, with their bold lines, bright colours and flat shapes.’</text:p>
      <text:p text:style-name="P2"/>
      <text:p text:style-name="P2">‘She uses bright colours in bold designs to convey an impression of viewing the basic, unadulterated image.’</text:p>
      <text:p text:style-name="P2"/>
      <text:p text:style-name="P2">‘They are bold shapes; strong blocks of colour defined by thick black lines and veiled with subtle, intricate patterns of feathers, scales and seashells.’</text:p>
      <text:p text:style-name="P2"/>
      <text:p text:style-name="P2">2.1 Of a kind of typeface having dark, heavy strokes, used especially for emphasis.</text:p>
      <text:p text:style-name="P2"/>
      <text:p text:style-name="P2">Examples: </text:p>
      <text:p text:style-name="P2"/>
      <text:p text:style-name="P2">‘cross references are printed in bold type’</text:p>
      <text:p text:style-name="P2"/>
      <text:p text:style-name="P2">‘As if to emphasise the point, the report prints the comment in bold type.’</text:p>
      <text:p text:style-name="P2"/>
      <text:p text:style-name="P2">‘I'd like the following printed on all scorecards in bold type.’</text:p>
      <text:p text:style-name="P2"/>
      <text:p text:style-name="P2">‘Paragraph 3 has a footnote at the end in bold type.’</text:p>
      <text:p text:style-name="P2"/>
      <text:p text:style-name="P2">‘On the list of active chatters, a certain name in bold type sat above everyone else.’</text:p>
      <text:p text:style-name="P2"/>
      <text:p text:style-name="P2">‘The sites associated with the separation between Ethiopia and Europe are also given in bold type.’</text:p>
      <text:p text:style-name="P2"/>
      <text:p text:style-name="P2"><text:s/>A bold typeface or letter.</text:p>
      <text:p text:style-name="P2"/>
      <text:p text:style-name="P2"><text:soft-page-break/>Examples: </text:p>
      <text:p text:style-name="P2"/>
      <text:p text:style-name="P2">‘Shadow cabinet members listed in bold’</text:p>
      <text:p text:style-name="P2"/>
      <text:p text:style-name="P2">‘Google will display the search keywords in bold in your ad if they're present.’</text:p>
      <text:p text:style-name="P2"/>
      <text:p text:style-name="P2">‘The questions will then pertain to that picture and the answers will be listed in bold under the questions.’</text:p>
      <text:p text:style-name="P2"/>
      <text:p text:style-name="P2">‘After I scribble ‘The Dimensional Traveler’ in bold on a blank page, I pick up another blank page.’</text:p>
      <text:p text:style-name="P2"/>
      <text:p text:style-name="P2">‘Pages not for public dissemination should be annotated in bold at the bottom with the reserved term ‘classified.’’</text:p>
      <text:p text:style-name="P2"/>
      <text:p text:style-name="P2">‘Numbers in bold at the beginning of each specimen's name are sample numbers.’</text:p>
      <text:p text:style-name="P2"/>
      <text:p text:style-name="P2"><text:s/>Dare to do something that might be considered audacious (used when politely asking a question or making a suggestion)</text:p>
      <text:p text:style-name="P2"/>
      <text:p text:style-name="P2">Examples: </text:p>
      <text:p text:style-name="P2"/>
      <text:p text:style-name="P2">‘what would he be calling for, if I might make so bold as to ask?’</text:p>
      <text:p text:style-name="P2"/>
      <text:p text:style-name="P2">‘There are plenty of disgusting foods out there, but I don't think there are many companies that would dare to be so bold as to stick a name like Pork Brains In Milk Gravy right on the can.’</text:p>
      <text:p text:style-name="P2"/>
      <text:p text:style-name="P2"><text:soft-page-break/>‘May I be so bold as to suggest one to add to your list.’</text:p>
      <text:p text:style-name="P2"/>
      <text:p text:style-name="P2">‘Might I be so bold as to suggest a synchronised charge tomorrow morning?’</text:p>
      <text:p text:style-name="P2"/>
      <text:p text:style-name="P2">‘I have always thought that Stanley was saying, in coded form, that he was being so bold as to speak to a gentleman to whom he hadn't been introduced.’</text:p>
      <text:p text:style-name="P2"/>
      <text:p text:style-name="P2">‘This time, however, the judges have been so bold as to overturn a jury decision on the simple basis that in their view no reasonable jury could have arrived at the verdict that it did.’</text:p>
      <text:p text:style-name="P2"/>
      <text:p text:style-name="P2"><text:s/>Confident to the point of impudence.</text:p>
      <text:p text:style-name="P2"/>
      <text:p text:style-name="P2">Examples: </text:p>
      <text:p text:style-name="P2"/>
      <text:p text:style-name="P2">‘she marched into the library as bold as brass’</text:p>
      <text:p text:style-name="P2"/>
      <text:p text:style-name="P2">‘Bold and brash - indeed bold as brass - the young property developer who sauntered into a moribund Tynecastle in 1981 was unfazed that he was not the players' choice.’</text:p>
      <text:p text:style-name="P2"/>
      <text:p text:style-name="P2">‘He now has colleagues who are full of confidence, bold as brass and ready to make their way in the world.’</text:p>
      <text:p text:style-name="P2"/>
      <text:p text:style-name="P2">‘They waltzed into the party bold as brass and started dancing with two men on the dance floor.’</text:p>
      <text:p text:style-name="P2"/>
      <text:p text:style-name="P2"><text:soft-page-break/>‘Anybody who can walk into someone's house as bold as brass and attempt to commit a serious offence has to be viewed as a menace to society.’</text:p>
      <text:p text:style-name="P2"/>
      <text:p text:style-name="P2">‘She left a glorious legacy in an image of female strength that is as bold as brass, supremely self-confident and unashamedly sexual.’</text:p>
      <text:p text:style-name="P2"/>
      <text:p text:style-name="P2"><text:s/>A daring action or initiative.</text:p>
      <text:p text:style-name="P2"/>
      <text:p text:style-name="P2">Examples: </text:p>
      <text:p text:style-name="P2"/>
      <text:p text:style-name="P2">‘the budget was full of bold strokes’</text:p>
      <text:p text:style-name="P2"/>
      <text:p text:style-name="P2">‘They can in one bold stroke change the economic coffee landscape with an initiative in support of the coffee farmers in the global village.’</text:p>
      <text:p text:style-name="P2"/>
      <text:p text:style-name="P2">‘It's a pretty bold stroke considering his history on some of these campaign fund-raising issues.’</text:p>
      <text:p text:style-name="P2"/>
      <text:p text:style-name="P2">‘In one bold stroke, Google will give new value to millions of orphaned works.’</text:p>
      <text:p text:style-name="P2"/>
      <text:p text:style-name="P2">‘In order to have a chance at anything but defeat, Sharon had to seize the advantage by some bold stroke.’</text:p>
      <text:p text:style-name="P2"/>
      <text:p text:style-name="P2">‘This was an incredibly bold stroke, and they could have been worried about retribution coming at any minute.’</text:p>
      <text:p text:style-name="P2"/>
      <text:p text:style-name="P2">Related Forms: </text:p>
      <text:p text:style-name="P2"/>
      <text:p text:style-name="P2"><text:soft-page-break/>bold·ly, adverb</text:p>
      <text:p text:style-name="P2">bold·ness, noun</text:p>
      <text:p text:style-name="P2">o·ver·bold, adjective</text:p>
      <text:p text:style-name="P2">o·ver·bold·ly, adverb</text:p>
      <text:p text:style-name="P2">o·ver·bold·ness, noun</text:p>
      <text:p text:style-name="P2">su·per·bold, adjective</text:p>
      <text:p text:style-name="P2">su·per·bold·ly, adverb</text:p>
      <text:p text:style-name="P2">su·per·bold·ness, noun</text:p>
      <text:p text:style-name="P2">un·bold, adjective</text:p>
      <text:p text:style-name="P2">un·bold·ly, adverb</text:p>
      <text:p text:style-name="P2">un·bold·ness, noun</text:p>
      <text:p text:style-name="P2">bolder boulder</text:p>
      <text:p text:style-name="P2">boldly, adverb</text:p>
      <text:p text:style-name="P2">boldness, noun</text:p>
      <text:p text:style-name="P2"/>
      <text:p text:style-name="P2">French: </text:p>
      <text:p text:style-name="P2"/>
      <text:p text:style-name="P2">gras</text:p>
      <text:p text:style-name="P2">audacieux</text:p>
      <text:p text:style-name="P2">vif</text:p>
      <text:p text:style-name="P2">effronté</text:p>
      <text:p text:style-name="P2">cloche</text:p>
      <text:p text:style-name="P2"/>
      <text:p text:style-name="P2">7. hussy</text:p>
      <text:p text:style-name="P2"/>
      <text:p text:style-name="P2"><text:s/>An impudent or immoral girl or woman.</text:p>
      <text:p text:style-name="P2"/>
      <text:p text:style-name="P2">Examples: </text:p>
      <text:p text:style-name="P2"><text:soft-page-break/></text:p>
      <text:p text:style-name="P2">‘that brazen little hussy!’</text:p>
      <text:p text:style-name="P2"/>
      <text:p text:style-name="P2">‘Even in this day and age, when unmarried mothers are hardly seen as shameless hussies anymore, there are still girls who suffer incredible loneliness because they daren't bring shame upon their families.’</text:p>
      <text:p text:style-name="P2"/>
      <text:p text:style-name="P2">‘The challenge is to win the fight to be ordinary - not to be forced into the role of camp court jesters or brazen sapphic hussies.’</text:p>
      <text:p text:style-name="P2"/>
      <text:p text:style-name="P2">‘Depending on your age, morals and various points of view, she was either the sexiest piece of work around or a brazen hussy or both.’</text:p>
      <text:p text:style-name="P2"/>
      <text:p text:style-name="P2">‘Of course, Carole was ignored, the brazen hussy!’</text:p>
      <text:p text:style-name="P2"/>
      <text:p text:style-name="P2">‘I mean, my standards weren't set too high as I knew her acting ability was probably limited to playing a brazen hussy with a deep voice, but still.’</text:p>
      <text:p text:style-name="P2"/>
      <text:p text:style-name="P2">Related Forms: </text:p>
      <text:p text:style-name="P2"/>
      <text:p text:style-name="P2"/>
      <text:p text:style-name="P2">French: </text:p>
      <text:p text:style-name="P2"/>
      <text:p text:style-name="P2">NULL</text:p>
      <text:p text:style-name="P2"/>
      <text:p text:style-name="P2">8. brazen</text:p>
      <text:p text:style-name="P2"/>
      <text:p text:style-name="P2">1 Bold and without shame.</text:p>
      <text:p text:style-name="P2"><text:soft-page-break/></text:p>
      <text:p text:style-name="P2">Examples: </text:p>
      <text:p text:style-name="P2"/>
      <text:p text:style-name="P2">‘he went about his illegal business with a brazen assurance’</text:p>
      <text:p text:style-name="P2"/>
      <text:p text:style-name="P2">‘a brazen hussy’</text:p>
      <text:p text:style-name="P2"/>
      <text:p text:style-name="P2">‘However, sometimes a brazen BFF is so bold, brash and fearless that her naughty behavior threatens to get you both in deep trouble.’</text:p>
      <text:p text:style-name="P2"/>
      <text:p text:style-name="P2">‘Is he going to be this brazen, this bold all the time?’</text:p>
      <text:p text:style-name="P2"/>
      <text:p text:style-name="P2">‘The brazen birds are becoming bolder by the year, encouraged by litter from takeaway meals and thoughtless people who throw them food.’</text:p>
      <text:p text:style-name="P2"/>
      <text:p text:style-name="P2">‘The book is subtitled ‘bold females and their brazen acts.’’</text:p>
      <text:p text:style-name="P2"/>
      <text:p text:style-name="P2">2 Made of brass.</text:p>
      <text:p text:style-name="P2"/>
      <text:p text:style-name="P2">Examples: </text:p>
      <text:p text:style-name="P2"/>
      <text:p text:style-name="P2">‘brazen fire irons’</text:p>
      <text:p text:style-name="P2"/>
      <text:p text:style-name="P2">‘Among the Barcaeans there was a skilled worker in brass who took a brazen shield and, carrying it round within the wall, applied it here and there at places where he thought the workings might be.’</text:p>
      <text:p text:style-name="P2"/>
      <text:p text:style-name="P2">‘In the circuit of the wall are 100 gates, all of brass with brazen lintels.’</text:p>
      <text:p text:style-name="P2"><text:soft-page-break/></text:p>
      <text:p text:style-name="P2">‘It provided easy access into the building for the items that both vestries and vandals are fond of: silverware, brassware, bells and brazen censers.’</text:p>
      <text:p text:style-name="P2"/>
      <text:p text:style-name="P2">‘Here, you can find traces of human residences, including a neglected paddy field, collapsed stone walls, and broken nickel silverware and brazen kitchenware.’</text:p>
      <text:p text:style-name="P2"/>
      <text:p text:style-name="P2">2.1 Harsh in sound.</text:p>
      <text:p text:style-name="P2"/>
      <text:p text:style-name="P2">Examples: </text:p>
      <text:p text:style-name="P2"/>
      <text:p text:style-name="P2">‘the music's brazen chords’</text:p>
      <text:p text:style-name="P2"/>
      <text:p text:style-name="P2">‘This is the first good 60s track we've had, it sounds like a brazen attempt to keep ‘up to date’, fusing beat elements to Shannon's basic unchanging style.’</text:p>
      <text:p text:style-name="P2"/>
      <text:p text:style-name="P2">‘The first movement is full of blistering winds and brazen sounds, as from an ancient, pagan army.’</text:p>
      <text:p text:style-name="P2"/>
      <text:p text:style-name="P2">‘David asked, hoping to make himself sound brazen as he returned the phone to his ear.’</text:p>
      <text:p text:style-name="P2"/>
      <text:p text:style-name="P2">‘It was harsh, brazen, forward, passionate, and abrasive.’</text:p>
      <text:p text:style-name="P2"/>
      <text:p text:style-name="P2">‘At the heel of that brazen din, the bullhorn sounded again - the fishing boats scattered enough that the ferry could squeeze along the length of the pier.’</text:p>
      <text:p text:style-name="P2"/>
      <text:p text:style-name="P2"><text:soft-page-break/><text:s/>Endure an embarrassing or difficult situation by behaving with apparent confidence and lack of shame.</text:p>
      <text:p text:style-name="P2"/>
      <text:p text:style-name="P2">Examples: </text:p>
      <text:p text:style-name="P2"/>
      <text:p text:style-name="P2">‘there was nothing to do but brazen it out’</text:p>
      <text:p text:style-name="P2"/>
      <text:p text:style-name="P2">‘Of course, if we had brazened it out a bit more people might hardly have noticed.’</text:p>
      <text:p text:style-name="P2"/>
      <text:p text:style-name="P2">‘In some scenes Bond brazens it out, fists flailing or guns blazing, to pick off the enemy, but most of the time greater cunning is needed.’</text:p>
      <text:p text:style-name="P2"/>
      <text:p text:style-name="P2">‘The signs that Mr Molloy was brazening things out meant things were getting better and better for the Opposition.’</text:p>
      <text:p text:style-name="P2"/>
      <text:p text:style-name="P2">‘As one veteran prison officer said: ‘Jamieson is brazening it out but she must be sitting at home this weekend with her fingers crossed that nothing else goes wrong.’’</text:p>
      <text:p text:style-name="P2"/>
      <text:p text:style-name="P2">‘You were under the influence of a violent and controlling man, but you have shown no remorse - you brazened the trial out.’</text:p>
      <text:p text:style-name="P2"/>
      <text:p text:style-name="P2">Related Forms: </text:p>
      <text:p text:style-name="P2"/>
      <text:p text:style-name="P2">bra·zen·ly, adverb</text:p>
      <text:p text:style-name="P2">bra·zen·ness, noun</text:p>
      <text:p text:style-name="P2">out·bra·zen, verb (used with object)</text:p>
      <text:p text:style-name="P2">un·bra·zen, adjective</text:p>
      <text:p text:style-name="P2">un·bra·zen·ly, adverb</text:p>
      <text:p text:style-name="P2"><text:soft-page-break/>un·bra·zen·ness, noun</text:p>
      <text:p text:style-name="P2">brazenly, adverb</text:p>
      <text:p text:style-name="P2">brazenness, noun</text:p>
      <text:p text:style-name="P2"/>
      <text:p text:style-name="P2">French: </text:p>
      <text:p text:style-name="P2"/>
      <text:p text:style-name="P2">éhonté</text:p>
      <text:p text:style-name="P2">effronté</text:p>
      <text:p text:style-name="P2">souder qqch.</text:p>
      <text:p text:style-name="P2">souder qqch. par brasure</text:p>
      <text:p text:style-name="P2"/>
      <text:p text:style-name="P2">9. impetuous</text:p>
      <text:p text:style-name="P2"/>
      <text:p text:style-name="P2">1 Acting or done quickly and without thought or care.</text:p>
      <text:p text:style-name="P2"/>
      <text:p text:style-name="P2">Examples: </text:p>
      <text:p text:style-name="P2"/>
      <text:p text:style-name="P2">‘she might live to rue this impetuous decision’</text:p>
      <text:p text:style-name="P2"/>
      <text:p text:style-name="P2">‘But this administration seems intent on doing it in the most reckless, foolhardy and impetuous manner possible.’</text:p>
      <text:p text:style-name="P2"/>
      <text:p text:style-name="P2">‘Surely, a matter of the leader of the party is too serious for an impetuous decision to be made and later taken back in the twinkling of an eye.’</text:p>
      <text:p text:style-name="P2"/>
      <text:p text:style-name="P2">‘They say he is too impetuous, too rash, too impulsive.’</text:p>
      <text:p text:style-name="P2"/>
      <text:p text:style-name="P2">‘Beware of making rash judgments and impetuous commitments.’</text:p>
      <text:p text:style-name="P2"><text:soft-page-break/></text:p>
      <text:p text:style-name="P2">‘He added that taking the car had been an impetuous and unplanned crime.’</text:p>
      <text:p text:style-name="P2"/>
      <text:p text:style-name="P2">1.1 Moving forcefully or rapidly.</text:p>
      <text:p text:style-name="P2"/>
      <text:p text:style-name="P2">Examples: </text:p>
      <text:p text:style-name="P2"/>
      <text:p text:style-name="P2">‘an impetuous but controlled flow of water’</text:p>
      <text:p text:style-name="P2"/>
      <text:p text:style-name="P2">‘Standing on the bank of a canal together with other joyful dwellers of a clay town, the guardsman was watching the impetuous flow, a broad smile on his face.’</text:p>
      <text:p text:style-name="P2"/>
      <text:p text:style-name="P2">Related Forms: </text:p>
      <text:p text:style-name="P2"/>
      <text:p text:style-name="P2">im·pet·u·ous·ly, adverb</text:p>
      <text:p text:style-name="P2">im·pet·u·ous·ness, noun</text:p>
      <text:p text:style-name="P2">compulsive impulsive impetuous (see synonym study at the current entry)</text:p>
      <text:p text:style-name="P2">impetuously, adverb</text:p>
      <text:p text:style-name="P2">impetuousness or impetuosity (ɪmˌpɛtjʊˈɒsɪtɪ), noun</text:p>
      <text:p text:style-name="P2"/>
      <text:p text:style-name="P2">French: </text:p>
      <text:p text:style-name="P2"/>
      <text:p text:style-name="P2">impétueux</text:p>
      <text:p text:style-name="P2"/>
      <text:p text:style-name="P2">10. permeate</text:p>
      <text:p text:style-name="P2"/>
      <text:p text:style-name="P2"><text:s/>Spread throughout (something); pervade.</text:p>
      <text:p text:style-name="P2"/>
      <text:p text:style-name="P2"><text:soft-page-break/>Examples: </text:p>
      <text:p text:style-name="P2"/>
      <text:p text:style-name="P2">‘the aroma of soup permeated the air’</text:p>
      <text:p text:style-name="P2"/>
      <text:p text:style-name="P2">no object ‘his personality has begun to permeate through the whole organization’</text:p>
      <text:p text:style-name="P2"/>
      <text:p text:style-name="P2">‘No matter where you wandered the aroma of garlic permeated the air.’</text:p>
      <text:p text:style-name="P2"/>
      <text:p text:style-name="P2">‘An awful stench filled the stuffy air of the wet alleyway, which permeated my nostrils.’</text:p>
      <text:p text:style-name="P2"/>
      <text:p text:style-name="P2">‘His scent, the faint musk of ivory soap mingled with the clean heaven air, permeated my senses.’</text:p>
      <text:p text:style-name="P2"/>
      <text:p text:style-name="P2">‘Its refreshing fragrance filled the car and permeated our clothes.’</text:p>
      <text:p text:style-name="P2"/>
      <text:p text:style-name="P2">Related Forms: </text:p>
      <text:p text:style-name="P2"/>
      <text:p text:style-name="P2">per·me·a·tion, noun</text:p>
      <text:p text:style-name="P2">per·me·a·tive, adjective</text:p>
      <text:p text:style-name="P2">per·me·a·tor, noun</text:p>
      <text:p text:style-name="P2">in·ter·per·me·ate, verb (used with object), in·ter·per·me·at·ed, in·ter·per·me·at·ing.</text:p>
      <text:p text:style-name="P2">non·per·me·a·tion, noun</text:p>
      <text:p text:style-name="P2">non·per·me·a·tive, adjective</text:p>
      <text:p text:style-name="P2">un·per·me·at·ed, adjective</text:p>
      <text:p text:style-name="P2">un·per·me·at·ing, adjective</text:p>
      <text:p text:style-name="P2">un·per·me·a·tive, adjective</text:p>
      <text:p text:style-name="P2">permeation, noun</text:p>
      <text:p text:style-name="P2"><text:soft-page-break/>permeative, adjective</text:p>
      <text:p text:style-name="P2">per′me•ant (-ənt) null adj.</text:p>
      <text:p text:style-name="P2"/>
      <text:p text:style-name="P2">French: </text:p>
      <text:p text:style-name="P2"/>
      <text:p text:style-name="P2">imprégner qqch.</text:p>
      <text:p text:style-name="P2">s'infiltrer dans qq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Laksaman" svg:font-family="Laksa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3:45:43.612264517</meta:creation-date>
    <meta:generator>LibreOffice/5.1.6.2$Linux_X86_64 LibreOffice_project/10m0$Build-2</meta:generator>
    <dc:date>2019-09-30T17:59:00.812999545</dc:date>
    <meta:editing-duration>PT23M33S</meta:editing-duration>
    <meta:editing-cycles>10</meta:editing-cycles>
    <meta:document-statistic meta:table-count="0" meta:image-count="0" meta:object-count="0" meta:page-count="23" meta:paragraph-count="303" meta:word-count="2745" meta:character-count="16725" meta:non-whitespace-character-count="14229"/>
  </office:meta>
</office:document-meta>
</file>